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margin-left="0.635cm" fo:margin-right="0cm" fo:text-indent="-0.635cm" style:auto-text-indent="false">
        <style:tab-stops/>
      </style:paragraph-properties>
    </style:style>
    <style:style style:name="P5" style:family="paragraph" style:parent-style-name="Normal">
      <style:paragraph-properties fo:margin-left="0cm" fo:margin-right="0cm" fo:text-indent="0.635cm" style:auto-text-indent="false"/>
      <style:text-properties officeooo:paragraph-rsid="00023032"/>
    </style:style>
    <style:style style:name="P6" style:family="paragraph" style:parent-style-name="Normal">
      <style:paragraph-properties fo:margin-left="0cm" fo:margin-right="0cm" fo:text-indent="0.635cm" style:auto-text-indent="false"/>
      <style:text-properties fo:font-style="normal" officeooo:paragraph-rsid="00023032" style:font-style-asian="normal" style:font-style-complex="normal"/>
    </style:style>
    <style:style style:name="P7" style:family="paragraph" style:parent-style-name="Normal">
      <style:paragraph-properties fo:break-before="page"/>
      <style:text-properties fo:font-style="normal" style:font-style-asian="normal" style:font-style-complex="normal"/>
    </style:style>
    <style:style style:name="P8" style:family="paragraph" style:parent-style-name="Normal">
      <style:paragraph-properties fo:break-before="page"/>
      <style:text-properties fo:font-style="normal" style:text-underline-style="none" style:font-style-asian="normal" style:font-style-complex="normal"/>
    </style:style>
    <style:style style:name="P9" style:family="paragraph" style:parent-style-name="Normal">
      <style:paragraph-properties fo:margin-left="0cm" fo:margin-right="0cm" fo:text-indent="0.635cm" style:auto-text-indent="false"/>
      <style:text-properties officeooo:paragraph-rsid="0004095f"/>
    </style:style>
    <style:style style:name="P10" style:family="paragraph" style:parent-style-name="Heading_20_1" style:master-page-name="MP0">
      <style:paragraph-properties style:page-number="auto"/>
    </style:style>
    <style:style style:name="P11" style:family="paragraph" style:parent-style-name="Heading_20_2">
      <style:text-properties fo:font-style="normal" style:font-style-asian="normal" style:font-style-complex="normal"/>
    </style:style>
    <style:style style:name="P12" style:family="paragraph" style:parent-style-name="Heading_20_2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4095f" style:font-style-asian="italic" style:font-style-complex="italic"/>
    </style:style>
    <style:style style:name="T3" style:family="text">
      <style:text-properties fo:font-style="italic" officeooo:rsid="000535ce" style:font-style-asian="italic" style:font-style-complex="italic"/>
    </style:style>
    <style:style style:name="T4" style:family="text">
      <style:text-properties fo:font-style="italic" style:language-asian="fr" style:country-asian="FR" style:font-style-asian="italic" style:language-complex="fr" style:country-complex="FR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language-asian="fr" style:country-asian="FR" style:language-complex="fr" style:country-complex="FR"/>
    </style:style>
    <style:style style:name="T7" style:family="text">
      <style:text-properties fo:language="fr" fo:country="FR" style:language-asian="fr" style:country-asian="FR" style:language-complex="fr" style:country-complex="FR"/>
    </style:style>
    <style:style style:name="T8" style:family="text">
      <style:text-properties style:language-asian="el" style:country-asian="GR" style:language-complex="el" style:country-complex="GR"/>
    </style:style>
    <style:style style:name="T9" style:family="text">
      <style:text-properties officeooo:rsid="000535ce" style:language-asian="el" style:country-asian="GR" style:language-complex="el" style:country-complex="GR"/>
    </style:style>
    <style:style style:name="T10" style:family="text">
      <style:text-properties fo:language="el" fo:country="GR" style:language-asian="el" style:country-asian="GR" style:language-complex="el" style:country-complex="GR"/>
    </style:style>
    <style:style style:name="T11" style:family="text">
      <style:text-properties style:language-asian="en" style:country-asian="US" style:language-complex="en" style:country-complex="US"/>
    </style:style>
    <style:style style:name="T12" style:family="text">
      <style:text-properties officeooo:rsid="00023032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04095f" style:font-style-asian="normal" style:font-style-complex="normal"/>
    </style:style>
    <style:style style:name="T15" style:family="text">
      <style:text-properties fo:font-style="normal" style:language-asian="el" style:country-asian="GR" style:font-style-asian="normal" style:language-complex="el" style:country-complex="GR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<text:bookmark-start text:name="bookmark0"/>GALENI PARAPHRASTAE<text:bookmark-end text:name="bookmark0"/> <text:span text:style-name="Default_20_Paragraph_20_Font">M E N O D O T I </text:span><text:bookmark-start text:name="bookmark2"/><text:span text:style-name="Default_20_Paragraph_20_Font">ADHORTATIO AD ARTES ADDISCENDAS.</text:span><text:bookmark-end text:name="bookmark2"/></text:h>
      <text:h text:style-name="Heading_20_2" text:outline-level="2">Cap. I.</text:h>
      <text:p text:style-name="P5"><text:s/>An animantia, quae dicuntur bruta, prorsus<text:line-break/>expertia sint rationis, nondum flatis liquet. Fortassis enim,<text:line-break/>tametsi non habent eam rationem, quae in voce sita est,<text:line-break/>nobiscum communem, quam vocant <text:span text:style-name="T1">e</text:span><text:span text:style-name="Default_20_Paragraph_20_Font"><text:span text:style-name="T1">nuntiativam, </text:span></text:span>certe<text:line-break/>eam, quae est in anima, quam <text:span text:style-name="Default_20_Paragraph_20_Font"><text:span text:style-name="T1">mente</text:span></text:span> <text:span text:style-name="Default_20_Paragraph_20_Font"><text:span text:style-name="T1">conceptam</text:span></text:span> ap-<text:line-break/>pellant, nobiscum habent communem omnia, licet alia<text:line-break/>magis, alia minus. Perspicuum sane est hominem hac</text:p>
      <text:p text:style-name="P3">parte longe caeteris animantibus antecelle<text:span text:style-name="Default_20_Paragraph_20_Font"><text:span text:style-name="T13">r</text:span></text:span>e, cum ex<text:line-break/>illo, quod cernimus, quanta sit artium multitudo, quas<text:line-break/>hoc animal tractat : tum ex hoc, quod siclus homo,<text:line-break/>scientiae capax, quamcunque velit, artem percipit. Cae-<text:line-break/>tera enim animalia fere omnia sunt artium expertia,<text:line-break/>si pauca quaedam hinc exclusas. Qulu his etiam<text:line-break/>ipsis natura magis, quam instituto contigerunt artes.<text:line-break/>Caeterum nec apud illa quicquam est artium , quod homo<text:line-break/>non meditetur. Sed in arte texendi imitatus est araneas,<text:line-break/>in a<text:span text:style-name="Default_20_Paragraph_20_Font"><text:span text:style-name="T1">r</text:span></text:span>te fingendi, quam plasticen vocant, apes: necita-<text:line-break/>peritus est natandi, cum sit animal terrestre. Jam nec<text:line-break/>divinis artibus destituitur, imitans et<text:span text:style-name="Default_20_Paragraph_20_Font"><text:span text:style-name="T6"> </text:span></text:span>Aesculapii, quae<text:span text:style-name="Default_20_Paragraph_20_Font"><text:span text:style-name="T1"><text:line-break/></text:span></text:span>eadem est Apollinis,. medicam artem, ac caeteras item<text:line-break/>omnes, quas habet Apollo, jaculandi, canendi, diri-<text:line-break/>nandi; ad haec quam unaquaeque Musarum habet pe-<text:line-break/>culiarem. Nec geometriae, .nec astronomiae expers est.<text:line-break/>Verum et <text:span text:style-name="Default_20_Paragraph_20_Font"><text:span text:style-name="T1">ea, quae subter terram sunt, </text:span></text:span>e<text:span text:style-name="Default_20_Paragraph_20_Font"><text:span text:style-name="T1">t ea, quae su</text:span></text:span>-<text:line-break/><text:span text:style-name="Default_20_Paragraph_20_Font"><text:span text:style-name="T1">pra coelu</text:span></text:span><text:span text:style-name="T1">m </text:span><text:span text:style-name="Default_20_Paragraph_20_Font"><text:span text:style-name="T1">sunt, </text:span></text:span>ut ait Pindarus, <text:span text:style-name="Default_20_Paragraph_20_Font"><text:span text:style-name="T1">contemplatur</text:span></text:span>., Deni-</text:p>
      <text:p text:style-name="P3">que bonorum divinorum maximum sua sibi paravit in-<text:line-break/>dustria, philosophiam Has igitur ob causas, quamquam<text:line-break/>caeteris animantibus non deest ratio, tamen solus homo<text:line-break/>vocatus ratione praeditus, quod omnibus antecellat.</text:p>
      <text:h text:style-name="Heading_20_2" text:outline-level="2">Cap.<text:span text:style-name="T12">II</text:span>.</text:h>
      <text:p text:style-name="P5"><text:s/>Quomodo igitur non turpe est, id, quod<text:line-break/>unum n<text:span text:style-name="Default_20_Paragraph_20_Font"><text:span text:style-name="T13">o</text:span></text:span>bis inest commune cum Diis, negligere, aliarum<text:line-break/>vero rerum studio teneri, ac spreta artium perceptione,<text:line-break/>fortunae nos ipsos committere? Cujus improbitatem nobis<text:line-break/>ob oculos ponere volentes prisci , non . stat habuere , eam<text:line-break/>repraesentare muliebri specie (quamquam hoc aptum fatis<text:line-break/>magnum erat amentiae signum) et picturis et statuis : verum<text:line-break/>et clavum ei dederunt in manibus, ac pedibus subjecerunt.<text:line-break/>basim figura sphaerae ; tum et oculis eam privarunt ; nimi-<text:line-break/>rum his omnibus declarantes illius inconstantiam. Quem-<text:line-break/>admodum igitur m navi vehementer jactata tempestate,<text:line-break/>adeo, ut periculum sit, ne procellis ac fluctibus obruta de-<text:line-break/>mergatur<text:span text:style-name="Default_20_Paragraph_20_Font"><text:span text:style-name="T6"> </text:span></text:span>in profundum, perperam fecerit, qui coeco gu-<text:line-break/>bernatori clavum commiserit; itidem; opinor, in vita,</text:p>
      <text:p text:style-name="P3">cum hic in permultis aedibus (familiis) graviora fiant nau-<text:line-break/>fragia, quam scaphis accidunt in mari , non recte judicarit,<text:line-break/>qui semet ipsum in tantis negotiis, undique circumstantibus<text:line-break/>ac vallantibus , coecas commiserit Deae , nec huic satis sta-<text:line-break/>bili. Adeo enim stupida ac demens est, ut plerumque bo-<text:line-break/>nis viris praeteritis, quorum oportebat haberi rationem,<text:line-break/>locupletet indignos , ac ne id quidem constanter, sed tan-<text:line-break/>tisper, donec rursus (pari, qua dederat, temeritate) eri-<text:line-break/>piat donata. Hanc Deam sequitur turba non mediocris<text:line-break/>hominum ineruditorum, nunquam eodem in statu manen-<text:line-break/>tem, propter basis , cui institit, volubilitatem, quae illam<text:line-break/>huc illuc agit rapitque perque praecipitia nonnumquam,<text:line-break/>et in mare. Ibi pariter intereunt omnes, illam sequentes:<text:line-break/>at ipsa sola evadit illaesa atque incolumis, ridens interitu<text:line-break/>plorantes et ipsius opem frustra implorantes. Atque hu-<text:line-break/>jusmodi sunt Fortunae facta.</text:p>
      <text:h text:style-name="Heading_20_2" text:outline-level="2">Cap, III. </text:h>
      <text:p text:style-name="P5">Porro Mercurium, tamquam rationis domi-<text:line-break/>num omnisque artis auctorem, considera rursum, quam</text:p>
      <text:p text:style-name="P3">diversa., quamque pugnante cum Fortunae simulacro<text:line-break/>forma rep<text:span text:style-name="Default_20_Paragraph_20_Font"><text:span text:style-name="T13">r</text:span></text:span><text:span text:style-name="T13">a</text:span>esentarunt illi prisci, tum picturis, tum<text:line-break/>statuis. Adolescens est maturus, nequaquam habens pus -<text:line-break/>chritudinem adscititium; aut artificio comptorum additam,<text:line-break/>sed nativam quamdam, ut ex ea reluceat animi virtus.<text:line-break/>Est autem hilari vultu, oculis acribus. Basis autem, cui<text:line-break/>insistit, est omnium figurarum firmissima, minimeque vo-<text:span text:style-name="Default_20_Paragraph_20_Font"><text:span text:style-name="T1"><text:line-break/></text:span></text:span>labilis, videlicet undique quatuor angulis nitens tessera.<text:line-break/>Interdum et ipsum Deum hac figura repraesentanti Vir<text:line-break/>deas autem et hujus cultores similiter hilares, quemad-<text:line-break/>modum est is, quem sequuntur, nec unquam de illo<text:line-break/>querentes, quod solent ii, qui sequuntur Fortunam;<text:line-break/>Nec destituuntur unquam, nec sequuntur ab eo, sed<text:line-break/>perpetuo sequuntur illum et illius providentia fruuntur.</text:p>
      <text:h text:style-name="Heading_20_2" text:outline-level="2">Cap. IV. </text:h>
      <text:p text:style-name="P5">Contra, qui Fortunam sequuntur, videre<text:line-break/>licet inertes ac disciplinarum rudes, spe semper duxi<text:line-break/>cumque currente Dea currere ; alios quidem propius,<text:line-break/>ali<text:span text:style-name="Default_20_Paragraph_20_Font"><text:span text:style-name="T13">o</text:span></text:span>s vero procul: nonnullos vero etiam ab illius manu<text:line-break/>pendere. Inter hos omnes videbis et Croesum illum</text:p>
      <text:p text:style-name="P8">Lydnm et Polycratem Samium, ac sortassis miraberis<text:line-break/>alteri quidem Pactolum fluentem (serentem) aurum, al-<text:line-break/>teri vero marinos etiam pisces servientes. Cum his rur-<text:line-break/>sum et Cyrum videbis et Priamutn et Dionysium. Verum<text:line-break/>paulo post ex his ipsis haud eodem in statu conspicies<text:line-break/>Polycratem cruci affixum, tum Cyro subactum Crucium:<text:line-break/>rursus Cyrum aliorum imperio subjectum : videbis et Pria-<text:line-break/>mum inclusum et Dionysium Corinthi. Quodsi contem-<text:line-break/>pleris reliquos, qui procul insequuntur eam currentem,<text:line-break/>nec tamen assequuntur, nimirum prorsus oderis eum<text:line-break/>chorum. Sunt enim hic demagogi permulti, meretrices<text:line-break/>et scortatores et amicorum proditores : sunt et homicidae,<text:line-break/>et monumentorum perfossores ac rapaces. Complures<text:line-break/>item, qui ne Diis quidem peperceriut, verum et horum<text:line-break/>templa spoliaverint.</text:p>
      <text:h text:style-name="Heading_20_2" text:outline-level="2">Cap. V.</text:h>
      <text:p text:style-name="P5"><text:s/>Alter autem chororum <text:span text:style-name="Default_20_Paragraph_20_Font"><text:span text:style-name="T1">est hujusmodi: in<text:line-break/>hoc</text:span></text:span> omnes modesti et artium opifices, neque currunt,<text:line-break/>neque vociserantur, neque inter se decertant: sed inter</text:p>
      <text:p text:style-name="P3">illos medius est Deus, et circum hunc suo quisque loco<text:line-break/>dispositus, nec ordinem, quem cuique dedit Deus, de-<text:line-break/>serunt. Alii quidem Deo proximi sunt, et hunc ordine<text:line-break/>composito cingentes, videlicet geometrae, arithmetici,<text:line-break/>philosophi , medici , astronomi et grammatici. Hos<text:line-break/>sequitur alter chorus, pictores, plastae, grammati-<text:line-break/>stae, labri et architecti, lapicidae. Post hos sequitur<text:line-break/>ordo tertius, reliquas artes omnes continens, sic in or-<text:line-break/>dinem digestis singulis, ut omnes tamen ad Deum ver-<text:line-break/>tant oculos communibus illius mandatis obtemperantes.<text:line-break/>Conspicies autem et hic multos cum ipso Deo, quartum<text:line-break/>quendam ordinem e caeteris selectum <text:span text:style-name="T1">efficientes</text:span>, non qua-<text:line-break/>les erant illi, qui Fortunam comitabantur. Non enim<text:line-break/>ex dignitatibus civilibus, neque ex generis claritate, ne-<text:line-break/>que ex divitiis consuevit Deus hic praestantissimos judi-<text:line-break/>care, sed qui cum virtute vitam agunt, quique in suis<text:line-break/>artibus excellunt, ipsiusque obsequuntur praeceptis ac le-<text:line-break/>gitime suas artes exercent: hos et magni Iacit et cae-</text:p>
      <text:p text:style-name="P3">teris anteponit, eos semper sibi habens coniu<text:span text:style-name="Default_20_Paragraph_20_Font"><text:span text:style-name="T1">n</text:span></text:span>ctissimos,<text:line-break/>Hunc, ni fallor, chorum si cognoveris, qualis sit,<text:span text:style-name="T13"> n</text:span><text:span text:style-name="Default_20_Paragraph_20_Font"><text:span text:style-name="T13">o</text:span></text:span><text:span text:style-name="T13">n<text:line-break/>modo admiraberis, verum etiam adorabis. In hoc et</text:span><text:line-break/>Socrates et Humerus et Hippocrates et Plato et horum<text:line-break/>studiosi, quos pari cum Diis honore dignamur, tamquam<text:line-break/>legati ac ministri quidam Dei. Caeterorum autem omnium<text:line-break/>nemo est, qui ab eo unquam est neglectus. Non<text:line-break/>solum enim praesentium curam habet, verum etiam et<text:line-break/>navigantibus adest,. nec in naufragio destituit. Aristis-<text:line-break/>pus saltem, cum aliquando navigans, fracta scaph<text:span text:style-name="T13">a, lu<text:line-break/>littus Syracusanum ejectus esset, primum quidem b</text:span><text:span text:style-name="Default_20_Paragraph_20_Font"><text:span text:style-name="T13">o</text:span></text:span><text:span text:style-name="T13">n</text:span><text:span text:style-name="Default_20_Paragraph_20_Font"><text:span text:style-name="T13">o</text:span></text:span><text:span text:style-name="Default_20_Paragraph_20_Font"><text:span text:style-name="T1"><text:line-break/></text:span></text:span>animo esse coepit, cum in arena vidisset descriptas lineas<text:line-break/>geometricas: re<text:span text:style-name="Default_20_Paragraph_20_Font"><text:span text:style-name="T1">p</text:span></text:span>utabat enim sese ad Graecos ac sapientes<text:line-break/>viros, non ad barbaros venisse. Post cum venisset lu<text:line-break/>Syracusi<text:span text:style-name="Default_20_Paragraph_20_Font"><text:span text:style-name="T14">o</text:span></text:span><text:span text:style-name="T13">ru</text:span>m gymnasium, et hosce verius pronuntiasset:</text:p>
      <text:p text:style-name="P1"><text:span text:style-name="Default_20_Paragraph_20_Font"><text:span text:style-name="T1">Quis Oedi</text:span></text:span><text:span text:style-name="Default_20_Paragraph_20_Font"><text:span text:style-name="T4">p</text:span></text:span><text:span text:style-name="Default_20_Paragraph_20_Font"><text:span text:style-name="T1">um in diem vagantem et exulem<text:line-break/>sonis recipiet hoc die rarissimis?</text:span></text:span></text:p>
      <text:p text:style-name="Normal">et habuit, qui ipsam convenirent et agnito protinus omnia,</text:p>
      <text:p text:style-name="P3">quibus opus era<text:span text:style-name="Default_20_Paragraph_20_Font"><text:span text:style-name="T1">t</text:span></text:span>, impertirent. Deinde cum essent, qui<text:line-break/>Cyrenen, illius patriam, navigaturi percunctarentur,<text:line-break/><text:span text:style-name="Default_20_Paragraph_20_Font"><text:span text:style-name="T1">numquid suis renuntiari vellet; </text:span></text:span><text:span text:style-name="Default_20_Paragraph_20_Font"><text:span text:style-name="T2">J</text:span></text:span><text:span text:style-name="Default_20_Paragraph_20_Font"><text:span text:style-name="T1">ub</text:span></text:span><text:span text:style-name="T1">e</text:span><text:span text:style-name="Default_20_Paragraph_20_Font"><text:span text:style-name="T1">t</text:span></text:span><text:span text:style-name="T1">e, inquit, </text:span><text:span text:style-name="Default_20_Paragraph_20_Font"><text:span text:style-name="T1">ill</text:span></text:span><text:span text:style-name="T1">o</text:span><text:span text:style-name="Default_20_Paragraph_20_Font"><text:span text:style-name="T1">s has<text:line-break/>sibi parar</text:span></text:span><text:span text:style-name="T1">e </text:span><text:span text:style-name="Default_20_Paragraph_20_Font"><text:span text:style-name="T1">p</text:span></text:span><text:span text:style-name="T1">ossessio</text:span><text:span text:style-name="Default_20_Paragraph_20_Font"><text:span text:style-name="T1">n</text:span></text:span><text:span text:style-name="T1">es, </text:span><text:span text:style-name="Default_20_Paragraph_20_Font"><text:span text:style-name="T1">qua</text:span></text:span><text:span text:style-name="T1">e, </text:span><text:span text:style-name="Default_20_Paragraph_20_Font"><text:span text:style-name="T1">navi fracta, simul</text:span></text:span><text:span text:style-name="T1"> e</text:span><text:span text:style-name="Default_20_Paragraph_20_Font"><text:span text:style-name="T1">natant<text:line-break/></text:span></text:span><text:span text:style-name="T1">c</text:span><text:span text:style-name="Default_20_Paragraph_20_Font"><text:span text:style-name="T1">um possessore.</text:span></text:span></text:p>
      <text:h text:style-name="Heading_20_2" text:outline-level="2">Cap. VI. </text:h>
      <text:p text:style-name="P6">At multi miseri omnia ad divitias re-<text:line-break/>serentes, quum in talia tempora inciderint, aurum<text:line-break/>vel argentum arripientes, illoque corpus circumdata-<text:line-break/>tes , suam libi animam perdiderunt : ne id quidem<text:line-break/>apud se reputantes, quod ipsi ex brutis animantibus<text:line-break/>ea potissimum amplectuntur, quae sunt artibus ornata.<text:line-break/>Siquidem equos ad bellum edoctos, et canes venan-<text:line-break/>di peritos caeteris anteponunt, quin et servos curant<text:line-break/>artibus instituendos, et frequenter in eos plurimam<text:line-break/>impendunt pecuniam : se vero ipsos negligunt. Quid ?<text:line-break/>annon turpe videtur, stimulum nonnumquam aesti-<text:line-break/>mari drachmarum decent millibus, ipsum autem domi-<text:line-break/>nttm ne unius quidem haberi? Quid autem dixi unius ?</text:p>
      <text:p text:style-name="P2"><text:span text:style-name="T13">nemo talem vel gratis acceperit in famulitium. Annon<text:line-break/>tandem se solos vilissimos omnium reddiderunt, qui soli<text:line-break/>nullam artem didicerint? Etenim quum bruta quoque<text:line-break/>artium exercitationibus erudiant, et servam ignavum<text:line-break/>nulliusque peritum artis nullo pretio dignum iudicent:<text:line-break/>curent autem et agros et reliquas possessiones, ut quae-<text:line-break/>que, quantum fieri potest, sit quam optima, seipsos solos<text:line-break/>negligant, ne hoc quidem intelligentes, animam habeant,<text:line-break/>nec ne: perspicuum est, eos similes esse famulis con-<text:line-break/>temtissimis, ut jam aliquis tali homini adstans merito<text:line-break/>verbis hujuscemodi illum alloquatur: O homo, familia<text:line-break/>quidem tua tibi recte habet, mancipia omnia, et equi<text:line-break/>et canes et agri et quidquid possides bene compositum<text:line-break/>est: at ipse tu parum curatus es. Praeclare igitur De-<text:line-break/>mosthenes et Diogenes, quorum alter divites indoctos ap-</text:span><text:line-break/>pellavit<text:span text:style-name="Default_20_Paragraph_20_Font"><text:span text:style-name="T1"> oves onustas aureo vellere</text:span></text:span>; alter dixit eos similes<text:line-break/>ficis arboribus, in praeruptis locis stantibus. Nam harum<text:line-break/>fructibus non homines, sed corvos et graculos vesci: sic<text:line-break/>horum pecunias nulli esse usui<text:span text:style-name="Default_20_Paragraph_20_Font"><text:span text:style-name="T7"> </text:span></text:span>viris probis, verum <text:span text:style-name="Default_20_Paragraph_20_Font"><text:span text:style-name="T13">a</text:span></text:span><text:span text:style-name="T13">b</text:span></text:p>
      <text:p text:style-name="P7">assentatoribus consumi, qui quidem. si sic acciderit, ut<text:line-break/>nihil sit reliquum, sorte obvios Iactos praetereunt, per-<text:line-break/>inde quasi ne nossent quidem. Unde quidam non in-<text:line-break/>elegans dixit istos similes sontibus. Etenim qui prius<text:line-break/>e sontibus aquari solent, simulatque sontes aquam non<text:line-break/>amplius habeant, sublatis vestibus iisdem admingere lo-<text:line-break/>sunt. Et sane videtur aequum, qui nulla re suspiciendi<text:line-break/>sunt, nisi ob divitias, simulatque his spoliati suerint,<text:line-break/>pariter et illis spoliari, quae ob divitias habeant. Quid<text:line-break/>enim isti facerent, qui nullum proprium possident bov-<text:line-break/>num, sed perpetuo pendent ab alienis et a rebus for-<text:line-break/>turtis ?</text:p>
      <text:h text:style-name="P11" text:outline-level="2">Cap. VII. </text:h>
      <text:p text:style-name="P6">Tales autem et ii sunt, qui generis<text:line-break/>nobilitatem venditant et hinc sibi placentes tollunt<text:line-break/>cristam. Nam et isti, quoniam propriis bonis carent,<text:line-break/>ad maiorum imagines confugiunt; non saltem hoc in-<text:line-break/>telligentes, quod ista generis nobilitas, qua glorian-<text:line-break/>tur, similis est singularum urbium numismatibus, quae</text:p>
      <text:p text:style-name="P3">apud eos quidem valent, qui instituerunt , apud alios<text:line-break/>vero adulterina habentur.</text:p>
      <text:p text:style-name="P1"><text:span text:style-name="Default_20_Paragraph_20_Font"><text:span text:style-name="T1">Ann</text:span></text:span><text:span text:style-name="T1">o</text:span><text:span text:style-name="Default_20_Paragraph_20_Font"><text:span text:style-name="T1">n te in altum g</text:span></text:span><text:span text:style-name="T1">e</text:span><text:span text:style-name="Default_20_Paragraph_20_Font"><text:span text:style-name="T1">n</text:span></text:span><text:span text:style-name="T1">e</text:span><text:span text:style-name="Default_20_Paragraph_20_Font"><text:span text:style-name="T1">ri</text:span></text:span><text:span text:style-name="T1">s e</text:span><text:span text:style-name="Default_20_Paragraph_20_Font"><text:span text:style-name="T1">v</text:span></text:span><text:span text:style-name="T1">e</text:span><text:span text:style-name="Default_20_Paragraph_20_Font"><text:span text:style-name="T1">xit decu</text:span></text:span><text:span text:style-name="T1">s?</text:span></text:p>
      <text:p text:style-name="P1"><text:span text:style-name="Default_20_Paragraph_20_Font"><text:span text:style-name="T1">Malum est eger</text:span></text:span><text:span text:style-name="T1">e ; </text:span><text:span text:style-name="Default_20_Paragraph_20_Font"><text:span text:style-name="T1">n</text:span></text:span><text:span text:style-name="T1">o</text:span><text:span text:style-name="Default_20_Paragraph_20_Font"><text:span text:style-name="T1">n al</text:span></text:span><text:span text:style-name="T1">e</text:span><text:span text:style-name="Default_20_Paragraph_20_Font"><text:span text:style-name="T1">bat m</text:span></text:span><text:span text:style-name="T1">e </text:span><text:span text:style-name="Default_20_Paragraph_20_Font"><text:span text:style-name="T1">g</text:span></text:span><text:span text:style-name="T1">e</text:span><text:span text:style-name="Default_20_Paragraph_20_Font"><text:span text:style-name="T1">nus.</text:span></text:span></text:p>
      <text:p text:style-name="Normal"><text:span text:style-name="Default_20_Paragraph_20_Font"><text:span text:style-name="T1">Pra</text:span></text:span>e<text:span text:style-name="Default_20_Paragraph_20_Font"><text:span text:style-name="T1">clarus</text:span></text:span> igitur, ut ait Plato, <text:span text:style-name="Default_20_Paragraph_20_Font"><text:span text:style-name="T1">thesaurus est par</text:span></text:span><text:span text:style-name="T1">e</text:span><text:span text:style-name="Default_20_Paragraph_20_Font"><text:span text:style-name="T1">ntum<text:line-break/>virtut</text:span></text:span><text:span text:style-name="T1">e</text:span><text:span text:style-name="Default_20_Paragraph_20_Font"><text:span text:style-name="T1">s;</text:span></text:span> sed praeclarius est huic opponere polle Sthe-<text:line-break/>neli dictum:</text:p>
      <text:p text:style-name="P1"><text:span text:style-name="Default_20_Paragraph_20_Font"><text:span text:style-name="T1">Atqui n</text:span></text:span><text:span text:style-name="T1">o</text:span><text:span text:style-name="Default_20_Paragraph_20_Font"><text:span text:style-name="T1">s patribus long</text:span></text:span><text:span text:style-name="T1">e </text:span><text:span text:style-name="Default_20_Paragraph_20_Font"><text:span text:style-name="T1">praestamus avisqu</text:span></text:span><text:span text:style-name="T1">e.</text:span></text:p>
      <text:p text:style-name="Normal">Nam si qua omnino est nobilitatis utilitas, ea sola<text:line-break/>est, quod, proposito exemplo domestico, hinc accenditur<text:line-break/>studium imitandi. Proinde si deponeremus a maiorum<text:line-break/>virtute, merito discrucientur illi, si quis modo tensus<text:line-break/>insit defunctis <text:s/>nobis autem tanto plus est dedecoris,<text:line-break/>quanto genus est illustrius. Si quidem imperiti, qui ge-<text:line-break/>nere sunt prorsus obscuro, hoc lucrifaciunt, quod ple-<text:line-break/>rique nesciunt, quales sint. Caeterum quos decus et<text:line-break/>claritudo generis non sinit latere, quid fructus ferunt</text:p>
      <text:p text:style-name="P3">ex nobilitate, nisi ut illorum infelicitas sit illustrior? Et<text:line-break/>sane qui generi suo non respondent, maiore reprehensione<text:line-break/>digni sunt, quam obscuro loco nati. Itaque sit, ut, si<text:line-break/>vecors praedicet claritatem generis, declaret, suum ipsius<text:line-break/>vitium minus venia dignum esse. Neque enim eadem<text:line-break/>trutina aestimamus aut exploramus plebeios homines, qua<text:line-break/>claro genere natos. Sed illos, si vel mediocri virtute<text:line-break/>praediti sint, probamus et amplectimur, quod deest eo-<text:line-break/>rum virtuti, generis obscuritati attribuentes. Rursus hos,<text:line-break/>qui nihil habent dignum imaginibus majorum, etiamsi<text:line-break/>caeteris omnibus antecellant, nondum tamen suspicimus.<text:line-break/>Proinde, si quis sapit, ad exercendam artem sese con-<text:line-break/>serat , per quam , si nobilis suerit , videbitur genere . non<text:line-break/>indignus: sin minus, ipse genus ornabit suum: veterem<text:line-break/>illum Themistoclem imitatus, cui quum probro objice-<text:line-break/>retur, quod nothus esset, <text:span text:style-name="Default_20_Paragraph_20_Font"><text:span text:style-name="T1">At</text:span></text:span><text:span text:style-name="T1"> e</text:span><text:span text:style-name="Default_20_Paragraph_20_Font"><text:span text:style-name="T1">g</text:span></text:span><text:span text:style-name="T1">o</text:span>, inquit, <text:span text:style-name="Default_20_Paragraph_20_Font"><text:span text:style-name="T1">p</text:span></text:span><text:span text:style-name="Default_20_Paragraph_20_Font"><text:span text:style-name="T2">o</text:span></text:span><text:span text:style-name="Default_20_Paragraph_20_Font"><text:span text:style-name="T1">st</text:span></text:span><text:span text:style-name="T1">e</text:span><text:span text:style-name="Default_20_Paragraph_20_Font"><text:span text:style-name="T1">ri</text:span></text:span><text:span text:style-name="T1">s </text:span><text:span text:style-name="Default_20_Paragraph_20_Font"><text:span text:style-name="T1">meis<text:line-break/>auct</text:span></text:span><text:span text:style-name="T1">o</text:span><text:span text:style-name="Default_20_Paragraph_20_Font"><text:span text:style-name="T1">r er</text:span></text:span><text:span text:style-name="T1">o </text:span><text:span text:style-name="Default_20_Paragraph_20_Font"><text:span text:style-name="T1">generis; ac m</text:span></text:span><text:span text:style-name="T1">e</text:span><text:span text:style-name="Default_20_Paragraph_20_Font"><text:span text:style-name="T1">um quidem genus a m</text:span></text:span><text:span text:style-name="T1">e </text:span><text:span text:style-name="Default_20_Paragraph_20_Font"><text:span text:style-name="T1">inci-<text:line-break/>pi</text:span></text:span><text:span text:style-name="T1">e</text:span><text:span text:style-name="Default_20_Paragraph_20_Font"><text:span text:style-name="T1">t, tuum v</text:span></text:span><text:span text:style-name="T1">e</text:span><text:span text:style-name="Default_20_Paragraph_20_Font"><text:span text:style-name="T1">r</text:span></text:span><text:span text:style-name="T1">o </text:span><text:span text:style-name="Default_20_Paragraph_20_Font"><text:span text:style-name="T1">in t</text:span></text:span><text:span text:style-name="T1">e </text:span><text:span text:style-name="Default_20_Paragraph_20_Font"><text:span text:style-name="T1">desinet. </text:span></text:span>Vides, non obstitisse Ana-<text:line-break/>charsidi Scythae, quominus esset in admiratione et inter</text:p>
      <text:p text:style-name="P3">sapientes numeretur, tametsi genere barbarus esset. Huic<text:line-break/>quum quidam exprobraret, quod gettere barbarus esset<text:line-break/>ac Scytha, <text:span text:style-name="Default_20_Paragraph_20_Font"><text:span text:style-name="T1">Mihi quidem</text:span></text:span>, inquit, <text:span text:style-name="Default_20_Paragraph_20_Font"><text:span text:style-name="T1">patria dede</text:span></text:span><text:span text:style-name="T1">co</text:span><text:span text:style-name="Default_20_Paragraph_20_Font"><text:span text:style-name="T1">ri est,<text:line-break/>tu v</text:span></text:span><text:span text:style-name="T1">e</text:span><text:span text:style-name="Default_20_Paragraph_20_Font"><text:span text:style-name="T1">r</text:span></text:span><text:span text:style-name="T1">o </text:span><text:span text:style-name="Default_20_Paragraph_20_Font"><text:span text:style-name="T1">patria</text:span></text:span><text:span text:style-name="T1">e</text:span>; egregie admodum increpans hominem<text:line-break/>nihili, nec alia re, quam patriae nomine gloriantem.<text:line-break/>Quod si fixius et attentius contempleris res hominum,<text:line-break/>comperies, non homines Iactos illustres ex civitatibus, sed<text:line-break/>contra per viros bonos et artibus praestantes horum patrias<text:line-break/>Inisse nobilitatas. Etenim quod nomen, aut quam digni-<text:line-break/>tatem habuissent Stagira, nisi per Aristotelem conti-<text:line-break/>gisset? Rursus quae Solorum Inisset dignitas, nisi per<text:line-break/>Aratum et Chrysippum ? quin et Athenarum nomen<text:line-break/>unde tam procul dimanavit? non ob terrae soecundita-<text:line-break/>tem : habuit enim agros parum furaces : sed per eos po-<text:line-break/>tius, qui illic nati sunt, quorum plerique, dum in vi-<text:line-break/>ros optimos evaserunt, nonnullam suae gloriae portio-<text:line-break/>nem impertierunt et patriae. Hoc autem esse verissimum<text:line-break/>evidentissime. perspicies, si tecum reputes Hyperbolum<text:line-break/>et Cleonem, quibus ad nihil aliud profuit Athenarum</text:p>
      <text:p text:style-name="P3">nobilitas, nisi ut illorum maleficia nobilitata magis essent<text:line-break/>atque testata.</text:p>
      <text:p text:style-name="P1"><text:span text:style-name="Default_20_Paragraph_20_Font"><text:span text:style-name="T1">Quondam Boeotios</text:span></text:span><text:span text:style-name="T1"> </text:span><text:span text:style-name="Default_20_Paragraph_20_Font"><text:span text:style-name="T1">v</text:span></text:span><text:span text:style-name="T1">oc</text:span><text:span text:style-name="Default_20_Paragraph_20_Font"><text:span text:style-name="T1">abant su</text:span></text:span><text:span text:style-name="T1">e</text:span><text:span text:style-name="Default_20_Paragraph_20_Font"><text:span text:style-name="T1">s,<text:line-break/></text:span></text:span>inquit Pindarus. Et idem rursus:</text:p>
      <text:p text:style-name="P1"><text:span text:style-name="Default_20_Paragraph_20_Font"><text:span text:style-name="T1">An effugimu</text:span></text:span><text:span text:style-name="T1">s </text:span><text:span text:style-name="Default_20_Paragraph_20_Font"><text:span text:style-name="T1">Boeotiam</text:span></text:span></text:p>
      <text:p text:style-name="P1"><text:span text:style-name="Default_20_Paragraph_20_Font"><text:span text:style-name="T1">Su</text:span></text:span><text:span text:style-name="T1">e</text:span><text:span text:style-name="Default_20_Paragraph_20_Font"><text:span text:style-name="T1">m ?</text:span></text:span></text:p>
      <text:p text:style-name="Normal">volens totius sere gentis de imperitia probrum aboleri<text:line-break/>per setam poeticam.</text:p>
      <text:h text:style-name="Heading_20_2" text:outline-level="2">Cap. VIII. </text:h>
      <text:p text:style-name="P5">dant vero et legislatorem Atheniensem sor-<text:line-break/>tasse laudarit aliquis, qui vetuit parentem alimoniae jus<text:line-break/>a filio petere, quem nullam artem docuisset. Cum id<text:line-break/>potissimum temporis ominis ars exerceatur, quum cor-<text:line-break/>pora maxime vigent, multis usu venire sidet, ut ob cor-<text:line-break/>poris formam conspicui animum negligant, deinde sero<text:line-break/>frustraque deplorent , dicentes :</text:p>
      <text:p text:style-name="Normal"><text:span text:style-name="Default_20_Paragraph_20_Font"><text:span text:style-name="T1">Utinam forma, qua</text:span></text:span><text:span text:style-name="T1">e </text:span><text:span text:style-name="Default_20_Paragraph_20_Font"><text:span text:style-name="T1">me p</text:span></text:span><text:span text:style-name="T1">e</text:span><text:span text:style-name="Default_20_Paragraph_20_Font"><text:span text:style-name="T1">rdidit,<text:line-break/>Pereat male!</text:span></text:span></text:p>
      <text:p text:style-name="P3">Tum illis et illud Solonis in mentem venit, qui ju-<text:line-break/>bet inprimis <text:span text:style-name="T1">spec</text:span><text:span text:style-name="Default_20_Paragraph_20_Font"><text:span text:style-name="T1">tari vitae fin</text:span></text:span><text:span text:style-name="T1">e</text:span><text:span text:style-name="Default_20_Paragraph_20_Font"><text:span text:style-name="T1">m. </text:span></text:span>Deinde et senectu-<text:line-break/>tem incusant, cum se ipsos debuissent incusare: Euri-<text:line-break/>pidemque laudant dicentem:</text:p>
      <text:p text:style-name="Normal"><text:span text:style-name="Default_20_Paragraph_20_Font"><text:span text:style-name="T1">n</text:span></text:span><text:span text:style-name="T1">o</text:span><text:span text:style-name="Default_20_Paragraph_20_Font"><text:span text:style-name="T1">n</text:span></text:span><text:span text:style-name="T1"> e</text:span><text:span text:style-name="Default_20_Paragraph_20_Font"><text:span text:style-name="T1">nim tutum est,</text:span></text:span></text:p>
      <text:p text:style-name="Normal"><text:span text:style-name="Default_20_Paragraph_20_Font"><text:span text:style-name="T1">Pulchritudin</text:span></text:span><text:span text:style-name="T1">e</text:span><text:span text:style-name="Default_20_Paragraph_20_Font"><text:span text:style-name="T1">m supra quam m</text:span></text:span><text:span text:style-name="T1">e</text:span><text:span text:style-name="Default_20_Paragraph_20_Font"><text:span text:style-name="T1">di</text:span></text:span><text:span text:style-name="T1">o</text:span><text:span text:style-name="Default_20_Paragraph_20_Font"><text:span text:style-name="T1">cr</text:span></text:span><text:span text:style-name="T1">e</text:span><text:span text:style-name="Default_20_Paragraph_20_Font"><text:span text:style-name="T1">m parasse.</text:span></text:span></text:p>
      <text:p text:style-name="Normal">Praestat igitur intelligere, adolescentium formam ver-<text:line-break/>nis floribus similem esse, ut quae voluptatem habeat<text:line-break/>temporariam , simulque laudare Lesbiae dictum :</text:p>
      <text:p text:style-name="P1"><text:span text:style-name="T1">A</text:span><text:span text:style-name="Default_20_Paragraph_20_Font"><text:span text:style-name="T1">sem qui form</text:span></text:span><text:span text:style-name="T1">o</text:span><text:span text:style-name="Default_20_Paragraph_20_Font"><text:span text:style-name="T1">sus est, tantisper est, dum c</text:span></text:span><text:span text:style-name="T1">e</text:span><text:span text:style-name="Default_20_Paragraph_20_Font"><text:span text:style-name="T1">rnitur;</text:span></text:span></text:p>
      <text:p text:style-name="P1"><text:span text:style-name="Default_20_Paragraph_20_Font"><text:span text:style-name="T1">At quisquis b</text:span></text:span><text:span text:style-name="T1">o</text:span><text:span text:style-name="Default_20_Paragraph_20_Font"><text:span text:style-name="T1">nus est, protinus</text:span></text:span><text:span text:style-name="T1"> e</text:span><text:span text:style-name="Default_20_Paragraph_20_Font"><text:span text:style-name="T1">t form</text:span></text:span><text:span text:style-name="T1">o</text:span><text:span text:style-name="Default_20_Paragraph_20_Font"><text:span text:style-name="T1">sus</text:span></text:span><text:span text:style-name="T1"> e</text:span><text:span text:style-name="Default_20_Paragraph_20_Font"><text:span text:style-name="T1">rit.</text:span></text:span></text:p>
      <text:p text:style-name="Normal">Parendum autem et Soloni, eandem sententiam prose-<text:line-break/>renti : Adversus senectutem, quae tanquam procella vehe-<text:line-break/>mens irruit, quaeque non calceamentis solum et vestitu,<text:line-break/>verum et domicilio commodo aliisque innumeris rebus<text:line-break/>eget, advectus hanc igitur nos probi gubernatoris ex-<text:line-break/>emplo multo ante velut in venturam tempestatem opor-<text:line-break/>tere praeparatos esse. Miserum enim illud est:</text:p>
      <text:p text:style-name="Normal"><text:span text:style-name="Default_20_Paragraph_20_Font"><text:span text:style-name="T1">Vecors intelligit acta.</text:span></text:span></text:p>
      <text:p text:style-name="P3">Ad quid enim dixeris utilem esse formam adolescentis<text:line-break/>nulla excultam arse? Num ad bellum? Atqui non <text:span text:style-name="Default_20_Paragraph_20_Font"><text:span text:style-name="T1">a</text:span></text:span>bs<text:line-break/>re quis illud Homericum in tales iaculetur:</text:p>
      <text:p text:style-name="P1"><text:span text:style-name="Default_20_Paragraph_20_Font"><text:span text:style-name="T1">Qui</text:span></text:span><text:span text:style-name="Default_20_Paragraph_20_Font"><text:span text:style-name="T2">n </text:span></text:span><text:span text:style-name="Default_20_Paragraph_20_Font"><text:span text:style-name="T1">tu</text:span></text:span><text:span text:style-name="T1"> </text:span><text:span text:style-name="Default_20_Paragraph_20_Font"><text:span text:style-name="T1">conjugii tractas mulcentia stacta!</text:span></text:span></text:p>
      <text:p text:style-name="P1"><text:span text:style-name="Default_20_Paragraph_20_Font"><text:span text:style-name="T1">It</text:span></text:span><text:span text:style-name="T1">o </text:span><text:span text:style-name="Default_20_Paragraph_20_Font"><text:span text:style-name="T1">demum et tracta tibi c</text:span></text:span><text:span text:style-name="T1">o</text:span><text:span text:style-name="Default_20_Paragraph_20_Font"><text:span text:style-name="T1">nveni</text:span></text:span><text:span text:style-name="T1">e</text:span><text:span text:style-name="Default_20_Paragraph_20_Font"><text:span text:style-name="T1">ntia facta!<text:line-break/></text:span></text:span>Siquidem Nileus</text:p>
      <text:p text:style-name="P9"><text:span text:style-name="Default_20_Paragraph_20_Font"><text:span text:style-name="T1">V</text:span></text:span><text:span text:style-name="T1">e</text:span><text:span text:style-name="Default_20_Paragraph_20_Font"><text:span text:style-name="T1">n</text:span></text:span><text:span text:style-name="T1">e</text:span><text:span text:style-name="Default_20_Paragraph_20_Font"><text:span text:style-name="T1">rat ad Trojam cunctis form</text:span></text:span><text:span text:style-name="T1">o</text:span><text:span text:style-name="Default_20_Paragraph_20_Font"><text:span text:style-name="T1">sior unus,</text:span></text:span></text:p>
      <text:p text:style-name="P9"><text:span text:style-name="Default_20_Paragraph_20_Font"><text:span text:style-name="T1">Verum mollis erat.</text:span></text:span></text:p>
      <text:p text:style-name="Normal">Eoque non nisi semel hujus meminit Humerus in recen-<text:line-break/>sendis navibus, haud quidem ob aliud, mea sententia,<text:line-break/>nisi ut declararet, quam sint inutiles viri sorma prae-<text:line-break/>stantissimi, quoties illis praeter formam nihil adest, quod<text:line-break/>ad usum Antae conducat. Neque vero ad parandas opes,<text:line-break/>quod improbi quidam et perditi homines dicere non ve-<text:line-break/>rentur, utilis est forma: cum liberalis honestus sirmus-<text:line-break/>que pecuniarum centos ex arte parari soleat : reditus<text:line-break/>vero ex corporis forma turpis semper et insanus sit.<text:line-break/>Oportet igitur adolescentem juxta vetus praeceptum</text:p>
      <text:p text:style-name="P3">suam ipsius formam ad speculum contemplari, qui si se<text:line-break/>conspexerit tacte pulchra, advigilandum est, ut talis sit<text:line-break/>et animus, existimetque vehementer absurdum in formoso<text:line-break/>corpore animum habitare deformem; rursus si se viderit<text:line-break/>forma corporis infelici, tanto maiori audio animum ex-<text:line-break/>colet, ut dicere possit illud Homericum:</text:p>
      <text:p text:style-name="Normal"><text:span text:style-name="Default_20_Paragraph_20_Font"><text:span text:style-name="T1">Est alia</text:span></text:span><text:span text:style-name="T1">s, </text:span><text:span text:style-name="Default_20_Paragraph_20_Font"><text:span text:style-name="T1">cui forma parum sit c</text:span></text:span><text:span text:style-name="T1">o</text:span><text:span text:style-name="Default_20_Paragraph_20_Font"><text:span text:style-name="T1">rp</text:span></text:span><text:span text:style-name="T1">o</text:span><text:span text:style-name="Default_20_Paragraph_20_Font"><text:span text:style-name="T1">re felix,<text:line-break/>S</text:span></text:span><text:span text:style-name="T1">e</text:span><text:span text:style-name="Default_20_Paragraph_20_Font"><text:span text:style-name="T1">d</text:span></text:span><text:span text:style-name="T1"> co</text:span><text:span text:style-name="Default_20_Paragraph_20_Font"><text:span text:style-name="T1">mptis formam v</text:span></text:span><text:span text:style-name="T1">e</text:span><text:span text:style-name="Default_20_Paragraph_20_Font"><text:span text:style-name="T1">rbis Deus</text:span></text:span><text:span text:style-name="T1"> o</text:span><text:span text:style-name="Default_20_Paragraph_20_Font"><text:span text:style-name="T1">rnat,</text:span></text:span><text:span text:style-name="T1"> e</text:span><text:span text:style-name="Default_20_Paragraph_20_Font"><text:span text:style-name="T1">t illi<text:line-break/>Defixis oculis vultum hujus cern</text:span></text:span><text:span text:style-name="T1">e</text:span><text:span text:style-name="Default_20_Paragraph_20_Font"><text:span text:style-name="T1">re gaudent.<text:line-break/>Ille sine</text:span></text:span><text:span text:style-name="T1"> </text:span><text:span text:style-name="Default_20_Paragraph_20_Font"><text:span text:style-name="T1">offensa loquitur , placido ora rubore<text:line-break/>Suffusus , reliquosque foro toto eminet inter,<text:line-break/>Utque Deum adspiciant, incedit quando per urbem.</text:span></text:span></text:p>
      <text:p text:style-name="Normal">Ex his igitur perspicuum est, iis, qui non prorsus mente<text:line-break/>carent, non esse negligenda artium studia, nec in divi-<text:line-break/>tiis aut formae venustate aut denique splendore generis<text:line-break/>spem esse ponendam rerum nostrarum. Atque haec qui-<text:line-break/>dem sufficiebant. Attamen melius, opinor, Inerit ceu<text:line-break/>pulchrum epodon accinore Diogenis illud. Is cum apud</text:p>
      <text:p text:style-name="P3">quemdam acciperetur convivio, qui res omnes, quas pos-<text:line-break/>sidebat, accurata providentia nitidas et instructas habebat,<text:line-break/>caeterum sui ipsius nullam curam habuerat, lcreans vel-<text:line-break/>uti sputum ejecturus, cum undique circumspexisset, nihil<text:line-break/>vidit, in quod exspueret, sed in ipsum solum domus he-<text:line-break/>rum exspuit. Ille cum indignaretur, rogaretque, quam<text:line-break/>ob causam id laceret, respondit, se nihil in tota domo<text:line-break/>tam sordidum ac neglectum videre, quam esset ipse:<text:line-break/>nam parietes omnes egregiis picturis ornatos esse, pavi-<text:line-break/>mentum autem ex tessellis pretiosis esse concinnatum,<text:line-break/>deorumque variis imaginibus distinctum , vasa omnia pura<text:line-break/>ac nitentia, quin stragulas et lectos pulchre magnifico-<text:line-break/>que artificio elaboratos esse : solum Ipsam videri ne-<text:line-break/>glectum et incompositum : omnibus autem esse morem,<text:line-break/>ut in locum omnium, qui adsunt, inhonestissimum ex-<text:line-break/>spuant. Ne committas igitur, adolescens, ut te praebeas<text:line-break/>dignum, in quem sputum ejiciatur, etiamsi reliqua omnia<text:line-break/>pulcherrima tibi videantur adesse. Rarum enim est istis<text:line-break/>simul universis potiri, ut idem pariter et nobilis sis et</text:p>
      <text:p text:style-name="P2"><text:span text:style-name="T13">dives et formolus. Quodsi tibi sane simul illa contingant<text:line-break/>aliquando, tamen absurdum fuerit, te unum in omnibus<text:line-break/>tuis facultatibus videri conspuend</text:span><text:span text:style-name="Default_20_Paragraph_20_Font"><text:span text:style-name="T14">u</text:span></text:span><text:span text:style-name="T13">m.</text:span></text:p>
      <text:h text:style-name="P11" text:outline-level="2">Cap. IX. </text:h>
      <text:p text:style-name="P6">Agite igitur, o pueri, quicumque, audita<text:line-break/>mea oratione, ad cognoscendas arses animum appulistis,<text:line-break/>videte, ne quis unquam veterator et impostor homo vos<text:line-break/>aut inutiles artes aut improbas doceat : sed certum vobis<text:line-break/>exploratumque sit, quibus artibus nullus est propositus finis<text:line-break/>ad vitam utilis, has artes non este. Ac plane persua-<text:line-break/>sum habeo, de caeteris quidem vos ipsus perspicere, quod<text:line-break/>nihil istiusmodi rerum artis nomine sit dignum, veluti<text:line-break/>iacere talos, ire per extentum funem, et rotatu cir-<text:line-break/>cumagi in gyrum Ime vertigine: qualia luerunt studia<text:line-break/>Myrmecidae Atheniensis et Callicratis Lacedaemonii. Tan-<text:line-break/>tum athletarum exercitium suspectum habeo, ne veluti<text:line-break/>corporis robur pollicens, et gloriam apud vulgus conci-<text:line-break/>lians, publicitus etiam apud maiores diurnis pecuniae<text:line-break/>largitionibus honoratum, parique in pretio habitum cum</text:p>
      <text:p text:style-name="P3"><text:span text:style-name="T13">praestantissimis viris, decipiat aliquem adolescentem, eo-<text:line-break/>que seducat, ut hoc arti cuipiam anteponat. Unde sa-<text:line-break/>tius est adversus haec praeparatum et praemeditatum<text:line-break/>esse. Nam facile quisque fallitur lu his, quae non paulo<text:line-break/>ante praemeditatus secum mente pertractavit. </text:span><text:span text:style-name="Default_20_Paragraph_20_Font"><text:span text:style-name="T13">S</text:span></text:span><text:span text:style-name="T13">ane ge-<text:line-break/>nas hominum, o. pueri, communio</text:span><text:span text:style-name="Default_20_Paragraph_20_Font"><text:span text:style-name="T13">n</text:span></text:span><text:span text:style-name="T13">em habet cum Diis<text:line-break/>et cum brutis animalibus. Cum illis quidem, quatenus<text:line-break/>utitur ratione; cum .his vero, quatenus est mortale.<text:line-break/>Satius est igitur, ut, animis ad meliorem communionis<text:line-break/>partem adjectis, curemus eruditionem: quam assecuti,<text:line-break/>quod est in bonis summum, habebimus: sin eum non<text:line-break/>fuerimus assecuti, non tamen hoc nomine pudescemus,<text:line-break/>quod brutis ignavissimis fimus facti inferiores. Athletica<text:line-break/>vero corporis exercitatio, si non contingat affectanti,<text:line-break/>turpissimum est: si maxime contingat; nihilo tamen<text:line-break/>praestantior est brutis animantibus. Quis enim robustior<text:line-break/>leonibus aut elephantis ? Quis lepore velocior?</text:span><text:span text:style-name="Default_20_Paragraph_20_Font"><text:span text:style-name="T15"> </text:span></text:span><text:span text:style-name="T13">Quis<text:line-break/>vero nescit, ipsos etiam Deos non ob aliud laudari,<text:line-break/>quam propter artes ? adeo, ut ob has etiam eximios<text:line-break/>homines dignati simus divinis honoribus, non quod bene</text:span></text:p>
      <text:p text:style-name="P2">cucurrerint in<text:span text:style-name="Default_20_Paragraph_20_Font"><text:span text:style-name="T6"> </text:span></text:span>stadiis aut discum sorte jecerint, aut in<text:line-break/>palaestra probe luctati sint, sed propter artium benesi-<text:line-break/>cium. Profecto Aesculapius et Bacchus, sive quondam<text:line-break/>homines fuerunt, sive Dii ab luitio, summos hon<text:span text:style-name="Default_20_Paragraph_20_Font"><text:span text:style-name="T13">o</text:span></text:span><text:span text:style-name="T13">r</text:span>es<text:line-break/>promeruerunt: alter ob monstratam artem medendi, al-<text:line-break/>ter, quod nos docuerit vitium colendarum rationem.<text:line-break/>Quod si mea fidem tibi non facit oratio, certe Pythii<text:line-break/>dui te moveat auctoritas. Hic est ille, qui et Socratem<text:line-break/>virorum omnium sapientissimum pronuntiarit, et Lycur-<text:line-break/>gum assatus, hunc in modum salutat;</text:p>
      <text:p text:style-name="Normal"><text:span text:style-name="Default_20_Paragraph_20_Font"><text:span text:style-name="T1">Huc advenisti ad mea ditia te</text:span></text:span><text:span text:style-name="T1">m</text:span><text:span text:style-name="Default_20_Paragraph_20_Font"><text:span text:style-name="T1">pla, Lycurge,<text:line-break/>crate</text:span></text:span><text:span text:style-name="T1"> f</text:span><text:span text:style-name="Default_20_Paragraph_20_Font"><text:span text:style-name="T1">ovi et cunctis, q</text:span></text:span><text:span text:style-name="T1">u</text:span><text:span text:style-name="Default_20_Paragraph_20_Font"><text:span text:style-name="T1">ibu</text:span></text:span><text:span text:style-name="T1">s </text:span><text:span text:style-name="Default_20_Paragraph_20_Font"><text:span text:style-name="T1">altu</text:span></text:span><text:span text:style-name="T1">s </text:span><text:span text:style-name="Default_20_Paragraph_20_Font"><text:span text:style-name="T1">habetur Olympus</text:span></text:span><text:span text:style-name="T1">.<text:line-break/></text:span><text:span text:style-name="Default_20_Paragraph_20_Font"><text:span text:style-name="T1">At dubito, anne neam te dico hominemve, Lycurge;<text:line-break/>sper</text:span></text:span><text:span text:style-name="T1">o </text:span><text:span text:style-name="Default_20_Paragraph_20_Font"><text:span text:style-name="T1">tamen, magi</text:span></text:span><text:span text:style-name="T1">s </text:span><text:span text:style-name="Default_20_Paragraph_20_Font"><text:span text:style-name="T1">esse Deum numenque verendum.</text:span></text:span></text:p>
      <text:p text:style-name="Normal">Hic rursum idem videtur honorem haud medioc<text:span text:style-name="Default_20_Paragraph_20_Font"><text:span text:style-name="T13">r</text:span></text:span>em ha-<text:line-break/>buisse Arehilocho mortuo. Cum enim hujus interemptor.<text:line-break/>vellet illius templum ingredi, vetuit dicens:</text:p>
      <text:p text:style-name="P1"><text:span text:style-name="Default_20_Paragraph_20_Font"><text:span text:style-name="T1">Occisor clari vatis, ne templa subito</text:span></text:span>. </text:p>
      <text:h text:style-name="P12" text:outline-level="2">Cap. X. </text:h>
      <text:p text:style-name="P5">Nunc mihi tu refer athletas huiusmodi<text:line-break/>titulis honoratos: at non facies, non enim habes, quod<text:line-break/>dicas, nisi forte testem aspernaris, velut indignum, cui<text:line-break/>credatur. Videris enim tale quiddam subiudicare, dum<text:line-break/>sermonem refers ad vulgi testimonia, et nobis oblinis<text:line-break/>hujus laudationem. Et tamen neque morbo laborans, sat<text:line-break/>fero, te ipsum vulgo commiseris, sed ex omnibus paucis<text:line-break/>aliquot, atque his quidem medicae rei peritissimis : .neque<text:line-break/>navigans enixis e numero vectorum, sed nui videlicet<text:line-break/>gubernat<text:span text:style-name="Default_20_Paragraph_20_Font"><text:span text:style-name="T1">o</text:span></text:span>ri. Denique in rebus minimis, si aedificas, fabro<text:line-break/>credis , si calceamentis egeas , coriario. Qui fit igitur,<text:line-break/>ut, ubi de rebus summis contentio est, tibi vindices ju-<text:line-break/>dicandi potestatem, adimens eam his, qui plus rapiunt,<text:line-break/>quam tu? Nam in praesentia quidem omitto de diis fa-<text:line-break/>cere mentionem. Audi igitur, quid de athletis sentiat<text:line-break/>Eiuripides;</text:p>
      <text:p text:style-name="Normal"><text:span text:style-name="Default_20_Paragraph_20_Font"><text:span text:style-name="T1">Innumera cum sint mala per omnem Graeciam,<text:line-break/>Haud aliud ullum est pejus athletis genus.</text:span></text:span></text:p>
      <text:p text:style-name="P2"><text:span text:style-name="Default_20_Paragraph_20_Font"><text:span text:style-name="T1">Primum ii domi sibi consulunt putum bene,<text:line-break/>Nec liceat ; etenim quomodo vir , qui sint<text:line-break/>Gulaeque servus, atque ventri deditus,<text:line-break/>opes putaret , unde viveret demi ?<text:line-break/>Egere rursus non potest, nec casibus<text:line-break/>Servire; pravis nam asueti motibus,</text:span></text:span><text:span text:style-name="T1"><text:line-break/></text:span><text:span text:style-name="Default_20_Paragraph_20_Font"><text:span text:style-name="T1">Sunt durior</text:span></text:span><text:span text:style-name="T1">e</text:span><text:span text:style-name="Default_20_Paragraph_20_Font"><text:span text:style-name="T1">s ad fer</text:span></text:span><text:span text:style-name="T1">e</text:span><text:span text:style-name="Default_20_Paragraph_20_Font"><text:span text:style-name="T1">nda in</text:span></text:span><text:span text:style-name="T1">c</text:span><text:span text:style-name="Default_20_Paragraph_20_Font"><text:span text:style-name="T1">ommoda.</text:span></text:span></text:p>
      <text:p text:style-name="Normal">Iam ut intelligas., et omnia, quorum studio tenentur isti,<text:line-break/>nihil habere utilitatis, audi rursus, quae dicit, li libet:</text:p>
      <text:p text:style-name="P1"><text:span text:style-name="Default_20_Paragraph_20_Font"><text:span text:style-name="T1">Quis enim in palaestra, quis pedum cursu valens,<text:line-break/>Feliciter versutus, aut disco bene<text:line-break/>Misso, aut probe sciteque mala icta viti,<text:line-break/>Patriae corona opem tulit parta suae ?</text:span></text:span></text:p>
      <text:p text:style-name="P4"><text:span text:style-name="Default_20_Paragraph_20_Font"><text:span text:style-name="T13">Q</text:span></text:span>uod si cupis audire his etiam expressiora, ausculta :<text:line-break/><text:span text:style-name="Default_20_Paragraph_20_Font"><text:span text:style-name="T1">Num adversus hostes praeliabuntur , manu<text:line-break/>Discos ferentes, sive vibrata apside,<text:line-break/>Pedibus citi testem submovebant patria?</text:span></text:span></text:p>
      <text:p text:style-name="P2"><text:span text:style-name="Default_20_Paragraph_20_Font"><text:span text:style-name="T1">Nullu</text:span></text:span><text:span text:style-name="T1">s </text:span><text:span text:style-name="Default_20_Paragraph_20_Font"><text:span text:style-name="T1">pr</text:span></text:span><text:span text:style-name="T1">o</text:span><text:span text:style-name="Default_20_Paragraph_20_Font"><text:span text:style-name="T1">fecto: vana fiunt omnia haec,<text:line-break/>Ubi cominu</text:span></text:span><text:span text:style-name="T1">s </text:span><text:span text:style-name="Default_20_Paragraph_20_Font"><text:span text:style-name="T1">serram micare c</text:span></text:span><text:span text:style-name="T1">o</text:span><text:span text:style-name="Default_20_Paragraph_20_Font"><text:span text:style-name="T1">eperit.</text:span></text:span></text:p>
      <text:p text:style-name="Normal">Utrum. igitur Eurrpidem et hujus generis alios auct<text:span text:style-name="Default_20_Paragraph_20_Font"><text:span text:style-name="T1">o</text:span></text:span>res<text:line-break/>rejiciemus, philosophis autem permittemus judicandi<text:line-break/>jus? Imo vero horum omnium suffragio, velut uno ore<text:line-break/>loquentium, damnatur istorum ars , adeo , ut eam nec<text:line-break/>medicorum quisquam probarit. Primum enim audies Hip-<text:line-break/>pocratem ita dicentem:<text:span text:style-name="Default_20_Paragraph_20_Font"><text:span text:style-name="T6"> </text:span></text:span><text:span text:style-name="Default_20_Paragraph_20_Font"><text:span text:style-name="T1">Affectio athletica non est sec</text:span></text:span><text:span text:style-name="T1">u</text:span><text:span text:style-name="Default_20_Paragraph_20_Font"><text:span text:style-name="T1">ndum<text:line-break/>naturam, melior est habit</text:span></text:span><text:span text:style-name="T1">us</text:span><text:span text:style-name="Default_20_Paragraph_20_Font"><text:span text:style-name="T4"> </text:span></text:span><text:span text:style-name="Default_20_Paragraph_20_Font"><text:span text:style-name="T1">salubris :</text:span></text:span> delude optimos quos-<text:line-break/>que melicos , qui Hippocrati aetatem secuti sunt. Equi-<text:line-break/>dem n<text:span text:style-name="Default_20_Paragraph_20_Font"><text:span text:style-name="T1">o</text:span></text:span>lim a testibus pendere judicium. Nam id oratorum<text:line-break/>est potius, quam hominis, apud quem in pretio sit ipsa<text:line-break/>veritas. Attamen, quoniam nonnulli confugiunt ad<text:line-break/>multitudinis approbationem, et lune inanem captant glo-<text:line-break/>riam, nec curant hoc exercitium rebus externis nuda-<text:line-break/>tum quale sit ipsum considerare, coactus sum et hic<text:line-break/>objicere testes, quo videlicet intelligant, se ne hic qui-<text:line-break/>dem esse nobis superiores. Unde mihi non intempesti-<text:line-break/>vum videtur commemorare, quod fecit Phryne. Haec</text:p>
      <text:p text:style-name="P3">cum esset lu convivio quodam, in quo ludus hic ageba-<text:line-break/>fur, ut singuli per alces convivis imperarent, quae vel-<text:line-break/>lent, vidissetque adesse mulieres anchusa, cerussa et fuco<text:line-break/>pictas, jussit inferri aquam, moxque praecepit, ut <text:span text:style-name="Default_20_Paragraph_20_Font"><text:span text:style-name="T1">o</text:span></text:span>mnes<text:line-break/>aquae immersas manus semel admoverent ad faciem, de-<text:line-break/>inde, ut illico linteo abstergerentur. Atque h<text:span text:style-name="Default_20_Paragraph_20_Font"><text:span text:style-name="T13">o</text:span></text:span><text:span text:style-name="T13">c </text:span>ipsa pri-<text:line-break/>ma omnium fecit. Ac caeteris quidem omnibus foeminis<text:line-break/>facies maculis opplebatur: diceres, te videre quasdam ad<text:line-break/>terrorem arte factas imagines. Ipsa vero pulchrior ap-<text:line-break/>parebat , quam antra : stola enim carebat artificio formae,<text:line-break/>sed speciem habebat nativam, non ad formae conamen-<text:line-break/>dationem malas artes adhibens. Quemadmodum ergo vera<text:line-break/>pulchritudo certe exploratur ipsa per se sula, rebas<text:line-break/>omnibus foris accidentibus nudata: sic et athletarum<text:line-break/>exercitationem expendi convenit solum, an videatur ali-<text:line-break/>quid utilitatis afferre vel publice civitatibus, vel priva-<text:line-break/>tim iis, a quibus exercetur.</text:p>
      <text:h text:style-name="Heading_20_2" text:outline-level="2">Cap. XI. </text:h>
      <text:p text:style-name="P5">Cum igitur variae sint honorina species,</text:p>
      <text:p text:style-name="P3">quae insunt naturae, puta quae pertinent ad animum,<text:line-break/>quae ad corpus, quae ad externa, nec praeter haec ul-<text:line-break/>lum aliud b<text:span text:style-name="Default_20_Paragraph_20_Font"><text:span text:style-name="T1">o</text:span></text:span>norum genus possit excogitari; cuivis per-<text:line-break/>spicuum est, quod athleticam exercentes animi bona ne<text:line-break/>in somnis quidem assecuti sint, quando prorsus illud<text:line-break/>ign<text:span text:style-name="Default_20_Paragraph_20_Font"><text:span text:style-name="T1">o</text:span></text:span>rant, an habeant animum: tantum abest, ut illum<text:line-break/>sciant esse rationis participem. Etenim cum semper ag-<text:line-break/>gerant vim carnium et sanguinis, habent animum suum<text:line-break/>veluti multo immersum coeno , ut nihil exploratum cogni-<text:line-break/>iamque habeat, verum non minus stupidus sit, quam<text:line-break/>brutorum animae. At fortassis contendent athletae, tam-<text:line-break/>quam aliqu<text:span text:style-name="Default_20_Paragraph_20_Font"><text:span text:style-name="T1">o</text:span></text:span>d ex- bonis corporis adepti sinti Num igi-<text:line-break/>tur bonam valetudinem, qua nihil pretiosius, vindica-<text:line-break/>bunt? Atqui non alios reperies corporis affectione ma-<text:line-break/>gis periculosa ri siquidem Hippocrati fides habenda, qui<text:line-break/>dixit, <text:span text:style-name="Default_20_Paragraph_20_Font"><text:span text:style-name="T1">summe bonam corp</text:span></text:span><text:span text:style-name="T1">oris </text:span><text:span text:style-name="Default_20_Paragraph_20_Font"><text:span text:style-name="T1">habitudinem periculosam<text:line-break/>esse, </text:span></text:span>quam affectant isti. Quin et illud ab Hippocrate<text:line-break/>recte dictum, quod <text:span text:style-name="Default_20_Paragraph_20_Font"><text:span text:style-name="T1">sanitati</text:span></text:span><text:span text:style-name="T1">s </text:span><text:span text:style-name="Default_20_Paragraph_20_Font"><text:span text:style-name="T1">studium est non satiari<text:line-break/>cibis, et impigrum esse ad lab</text:span></text:span><text:span text:style-name="T1">o</text:span><text:span text:style-name="Default_20_Paragraph_20_Font"><text:span text:style-name="T1">res, </text:span></text:span>laudatur ab omni-</text:p>
      <text:p text:style-name="P3">bus. At isti contra faciunt, dum et supra modum la-<text:line-break/>borant, et iidem supra modum explentur, et omnino<text:line-break/>senis illius sermonem, ceu Corybantum furore correpti,<text:line-break/>contemnunt. Nam ille demonstrans, quae vitae ratio sit<text:line-break/>accommodata tuendae bonae valetudini, dixit: <text:span text:style-name="Default_20_Paragraph_20_Font"><text:span text:style-name="T1">Lab</text:span></text:span><text:span text:style-name="T1">o</text:span><text:span text:style-name="Default_20_Paragraph_20_Font"><text:span text:style-name="T1">r</text:span></text:span><text:span text:style-name="T1">es</text:span>,<text:line-break/><text:span text:style-name="Default_20_Paragraph_20_Font"><text:span text:style-name="T1">cibi, p</text:span></text:span><text:span text:style-name="T1">o</text:span><text:span text:style-name="Default_20_Paragraph_20_Font"><text:span text:style-name="T1">tus, somni, venus, </text:span></text:span><text:span text:style-name="T1">o</text:span><text:span text:style-name="Default_20_Paragraph_20_Font"><text:span text:style-name="T1">mnia moderata. </text:span></text:span>Isti vero<text:line-break/>quotidie, supra quam convenit, laboribus exercentur,<text:line-break/>et ingurgitant se nonnumquam e vi, et ad mediam us-<text:line-break/>que noctem producunt comessationes, ut aliquis non<text:line-break/>immerito torserit lu illos illud Homeri:</text:p>
      <text:p text:style-name="Normal"><text:span text:style-name="Default_20_Paragraph_20_Font"><text:span text:style-name="T1">Dormibunt reliqui Divique hominesque per omnem<text:line-break/>Noctem praedulci restituti corpora somno ;</text:span></text:span></text:p>
      <text:p text:style-name="Normal"><text:span text:style-name="Default_20_Paragraph_20_Font"><text:span text:style-name="T1">At nullus miseros athletas somnus habebat.</text:span></text:span></text:p>
      <text:p text:style-name="Normal">Itaque quemadmodum se habent in eibis et laboribus,<text:line-break/>eodem modo moderantur et somnum. Etenim quo senile<text:line-break/>pore caeteri juxta naturam viventes ab opere veniunt,<text:line-break/>et cibum requirunt, tum isti surgunt a somno: ut illo-<text:line-break/>rum vita similis videatur suillae: nisi quod sues non</text:p>
      <text:p text:style-name="P3">ultra modum laborant, (neque coguntur ad edendum <text:span text:style-name="Default_20_Paragraph_20_Font"><text:span text:style-name="T1">i<text:line-break/></text:span></text:span>illi vero et haec faciunt, et nonnumquam iisdem rhodo-<text:line-break/>daphnis terga perstringuntur. Proinde priscus ille Hip-<text:line-break/>pocrates praeter haec, quae dicta sinat, addit et illa:<text:line-break/><text:span text:style-name="Default_20_Paragraph_20_Font"><text:span text:style-name="T1">Universim ac repente c</text:span></text:span><text:span text:style-name="T1">o</text:span><text:span text:style-name="Default_20_Paragraph_20_Font"><text:span text:style-name="T1">rp</text:span></text:span><text:span text:style-name="T1">u</text:span><text:span text:style-name="Default_20_Paragraph_20_Font"><text:span text:style-name="T1">s explere vel inanire, vel<text:line-break/>calefacere, vel refe</text:span></text:span><text:span text:style-name="T1"> i</text:span><text:span text:style-name="Default_20_Paragraph_20_Font"><text:span text:style-name="T1">ger are, a</text:span></text:span><text:span text:style-name="T1">u</text:span><text:span text:style-name="Default_20_Paragraph_20_Font"><text:span text:style-name="T1">t ali</text:span></text:span><text:span text:style-name="T1">o </text:span><text:span text:style-name="Default_20_Paragraph_20_Font"><text:span text:style-name="T1">qu</text:span></text:span><text:span text:style-name="T1">o</text:span><text:span text:style-name="Default_20_Paragraph_20_Font"><text:span text:style-name="T1">cunque m</text:span></text:span><text:span text:style-name="T1">o</text:span><text:span text:style-name="Default_20_Paragraph_20_Font"><text:span text:style-name="T1">d</text:span></text:span><text:span text:style-name="T1">o<text:line-break/></text:span><text:span text:style-name="Default_20_Paragraph_20_Font"><text:span text:style-name="T1">m</text:span></text:span><text:span text:style-name="T1">o</text:span><text:span text:style-name="Default_20_Paragraph_20_Font"><text:span text:style-name="T1">vere, pericul</text:span></text:span><text:span text:style-name="T1">o</text:span><text:span text:style-name="Default_20_Paragraph_20_Font"><text:span text:style-name="T1">sum est. Quicquid enim</text:span></text:span>, inquit, <text:span text:style-name="T1">es</text:span><text:span text:style-name="T3">t</text:span><text:line-break/><text:span text:style-name="Default_20_Paragraph_20_Font"><text:span text:style-name="T1">nimium, inimicum est naturae. </text:span></text:span>isti vero nec his auscul-<text:line-break/>tant, nec aliis, quae bene ab hoc dicta transgredinn-<text:line-break/>tur: quin potius utuntur omnibus, quae pugnant cum<text:line-break/>his praeceptis. Quapropter ego Iane dixerim, istud vi-<text:line-break/>tae institutum non esse sanitatis, sed morbi potius stu-<text:line-break/>dium. Nam id, ni fallor, <text:span text:style-name="T13">se</text:span><text:span text:style-name="Default_20_Paragraph_20_Font"><text:span text:style-name="T13">n</text:span></text:span><text:span text:style-name="T13">tit </text:span>Hippocrates, cum alte<text:line-break/><text:span text:style-name="Default_20_Paragraph_20_Font"><text:span text:style-name="T1">Affectio athletica non est secundum naturam, sed habitus</text:span></text:span><text:line-break/><text:span text:style-name="Default_20_Paragraph_20_Font"><text:span text:style-name="T1">saluber melior. </text:span></text:span>His dietis non fotum palam negavit, il-<text:line-break/>lorum exercitationem esse naturalem, verum ne habi-<text:line-break/>tum quidem .a<text:span text:style-name="T13">ppellari</text:span><text:span text:style-name="Default_20_Paragraph_20_Font"><text:span text:style-name="T13">t</text:span></text:span><text:span text:style-name="T13"> eorum</text:span> affectionem, spolians illos.<text:line-break/>etiam nominis honore, quo cuncti veteres .appellare so-<text:line-break/>lent homines, qui vere sint bonae valetudinis. Siqui-</text:p>
      <text:p text:style-name="P3"><text:span text:style-name="T13">dem habitus est allectio quaedam stabilis ac perpetua :<text:line-break/>contra athletarum ad summum progressa bona c</text:span><text:span text:style-name="Default_20_Paragraph_20_Font"><text:span text:style-name="T13">o</text:span></text:span><text:span text:style-name="T13">rporis<text:line-break/>habitudo tum obnoxia periculo est, tum suesse in di-<text:line-break/>verfum mutabilis. Neque enim . recipit accessionem ec,<text:line-break/>quod ad summum pervenit; tum ex eo, quod eodem is<text:line-break/>statu consistere </text:span><text:span text:style-name="Default_20_Paragraph_20_Font"><text:span text:style-name="T13">n</text:span></text:span><text:span text:style-name="T13">on potest, </text:span>nihil. restat, nisi ut vergat<text:line-break/>in deterius. Atque hoc quidem in statu corpus est ifu,<text:line-break/>dum athleticam exercent. Caeterum ubi discesserint ab<text:line-break/>exercitiis, multo pejus habent. Etenim nonnulli paul<text:span text:style-name="Default_20_Paragraph_20_Font"><text:span text:style-name="T1">o<text:line-break/></text:span></text:span>post emoriuntur,. alii vero diutius quidem vivunt, at ne<text:line-break/>ipsi quidem perveniunt ad senectutem. Et ut jam ali-<text:line-break/>quando perveniant, nihil differunt a Litis Homericis,<text:line-break/><text:span text:style-name="Default_20_Paragraph_20_Font"><text:span text:style-name="T1">Claudi, rugosi, lusciosi, </text:span></text:span><text:span text:style-name="T1">o</text:span><text:span text:style-name="Default_20_Paragraph_20_Font"><text:span text:style-name="T1">cul</text:span></text:span><text:span text:style-name="T1">is o</text:span><text:span text:style-name="Default_20_Paragraph_20_Font"><text:span text:style-name="T1">rb</text:span></text:span><text:span text:style-name="T1">i</text:span>;</text:p>
      <text:p text:style-name="Normal">Quemadmodum enim<text:span text:style-name="Default_20_Paragraph_20_Font"><text:span text:style-name="T6"> </text:span></text:span>moenia tormentis concussa quovis<text:line-break/>incommodo corruunt , nec terrae motum , nec alium ul-<text:line-break/>lum graviorem insultum ferre possunt: itidem et albis-.<text:line-break/>tarum corpora attrita atque convulsa plagis ac vulneri-<text:line-break/>bus<text:span text:style-name="Default_20_Paragraph_20_Font"><text:span text:style-name="T6"> in</text:span></text:span> arena acceptis, facile ad quamlibet levem. occa-</text:p>
      <text:p text:style-name="P3">sionem laeduntur. Proinde oculi plerumque ceu fossis<text:line-break/>cavati, quando jam vis abest resistendi-, complentur de-<text:line-break/>stillationibus; dentes vero frequenti concussione labe-<text:line-break/>factati, <text:span text:style-name="Default_20_Paragraph_20_Font"><text:span text:style-name="T13">p</text:span></text:span>rogressu temporis destituti virtute, facile deci-<text:line-break/>dunt. Caeterum articulorum compages, ut frequenter<text:line-break/>intortae, adversius omnem violentiam foris. incidentem<text:line-break/>redduntur invalidae. quicquid semel ruptum fuit aut<text:line-break/>contractum, facile movetur. Itaque, quod ad bonam<text:line-break/>valetudinem attinet, palam est, nullum esse genus mi-<text:line-break/>ferius, quam athletarum. Unde non iniuria quis cos<text:line-break/>apposito cognomine vocatos dixerit athletas, vel quod<text:line-break/>ab athleta cognomen habeant <text:span text:style-name="Default_20_Paragraph_20_Font"><text:span text:style-name="T10">ἅθλιοι</text:span></text:span><text:span text:style-name="Default_20_Paragraph_20_Font"><text:span text:style-name="T8">, </text:span></text:span>i. e. miseri, vel<text:line-break/>quod utrique communitur ab <text:span text:style-name="Default_20_Paragraph_20_Font"><text:span text:style-name="T10">ἀθλιοτητι</text:span></text:span><text:span text:style-name="Default_20_Paragraph_20_Font"><text:span text:style-name="T8">, </text:span></text:span><text:span text:style-name="Default_20_Paragraph_20_Font"><text:span text:style-name="T9">i</text:span></text:span>. e. miseria,<text:line-break/>velut ab uno fonte cognomen sortiti sint.</text:p>
      <text:h text:style-name="Heading_20_2" text:outline-level="2">Cap. XII. </text:h>
      <text:p text:style-name="P5">Posteaquam igitur de eo, quod in bonis<text:line-break/>corporis summum est, tractavimus, nimirum de bona<text:line-break/>valetudine, transeamus ad reliqua. Jam quod ad for-<text:line-break/>mam attinet, sic illis habet res,. ut non solum exeret-<text:line-break/>tatio athletica nihil conferat ad pulchritudinem, verum</text:p>
      <text:p text:style-name="P3">etiam multos ex istis optime composito corpore gymna-<text:line-break/>stae, qui eos curandos susceperant, supra modum sagi-<text:line-break/>nantes et <text:span text:style-name="Default_20_Paragraph_20_Font"><text:span text:style-name="T11">insarcientes </text:span></text:span>carnibus et sanguine, in diversus<text:line-break/>corporis speciem perduxerint: nonnullos quoque facie<text:line-break/>prorsus deformi foedaque reddiderim, eos potissimum,<text:line-break/>quos ad pancratium aut pugilum certamen instituissent<text:line-break/>Caeterum ubi tandem et membrum aliquod fregerint, aut<text:line-break/>distorserint, aut oculos extuderint, tum, opinor, tuta<text:line-break/>vel maxime fructus artis ipsorum evidenter apparet, vi-<text:line-break/>delicet pulchritudo. Hunc ad modum illis res successit<text:line-break/>ad formae commodum, quamdiu sani sunt. Caeterum<text:line-break/>ubi desierint exerceri, simul et reliqua sensuum c<text:span text:style-name="Default_20_Paragraph_20_Font"><text:span text:style-name="T1">o</text:span></text:span>rporis<text:line-break/>organa pereunt, cunctaque, ut dixi, membra distorta<text:line-break/>nihil non reddunt deforme.</text:p>
      <text:h text:style-name="Heading_20_2" text:outline-level="2">Cap. XIII. </text:h>
      <text:p text:style-name="P5">At fortasse nihil quidem ex his omnibus,<text:line-break/>quae dicta sunt , sed robur sibi vindicabunt. Nam hoc, sit<text:line-break/>scio, dicturi sunt, unum illud esse omnium efficacissimam.<text:line-break/>Quod, per deos, robur? aut ad quid utile ? num ad agri-</text:p>
      <text:p text:style-name="P3">celationem ? Perpulchre igitur vel fodere, vel metere, vel<text:line-break/>arare, aut aliud quippiam, quod ad agricolationem pertinet,<text:line-break/>possunt.. Sed fortassis ad res bellicas valent. Rursus Euri-<text:line-break/>pidem huc mihi cita , qui laudes illorum canet his verbis :</text:p>
      <text:p text:style-name="P1"><text:span text:style-name="Default_20_Paragraph_20_Font"><text:span text:style-name="T5">Num adv</text:span></text:span><text:span text:style-name="T5">e</text:span><text:span text:style-name="Default_20_Paragraph_20_Font"><text:span text:style-name="T5">rsus h</text:span></text:span><text:span text:style-name="T5">oste</text:span><text:span text:style-name="Default_20_Paragraph_20_Font"><text:span text:style-name="T5">s pr</text:span></text:span><text:span text:style-name="T5">o</text:span><text:span text:style-name="Default_20_Paragraph_20_Font"><text:span text:style-name="T5">eliab</text:span></text:span><text:span text:style-name="T5">u</text:span><text:span text:style-name="Default_20_Paragraph_20_Font"><text:span text:style-name="T5">ntur, </text:span></text:span><text:span text:style-name="T5">m</text:span><text:span text:style-name="Default_20_Paragraph_20_Font"><text:span text:style-name="T5">anti<text:line-break/>osseos serentes ?</text:span></text:span><text:span text:style-name="Default_20_Paragraph_20_Font"><text:span text:style-name="T1"><text:line-break/></text:span></text:span>Revera<text:line-break/><text:span text:style-name="Default_20_Paragraph_20_Font"><text:span text:style-name="T1">rana sinat omnia ha</text:span></text:span><text:span text:style-name="T1">e</text:span><text:span text:style-name="Default_20_Paragraph_20_Font"><text:span text:style-name="T1">c,</text:span></text:span></text:p>
      <text:p text:style-name="P1"><text:span text:style-name="Default_20_Paragraph_20_Font"><text:span text:style-name="T1">Ubi c</text:span></text:span><text:span text:style-name="T1">o</text:span><text:span text:style-name="Default_20_Paragraph_20_Font"><text:span text:style-name="T1">minu</text:span></text:span><text:span text:style-name="T1">s </text:span><text:span text:style-name="Default_20_Paragraph_20_Font"><text:span text:style-name="T1">farrum micare c</text:span></text:span><text:span text:style-name="T1">o</text:span><text:span text:style-name="Default_20_Paragraph_20_Font"><text:span text:style-name="T1">eperit.</text:span></text:span></text:p>
      <text:p text:style-name="Normal">Caeterum adversius rigorem et aestum validi sunt, hoc<text:line-break/>ips<text:span text:style-name="Default_20_Paragraph_20_Font"><text:span text:style-name="T1">o</text:span></text:span> lane Herculem referentes, ut tum hieme, tum<text:line-break/>aestate, una pelle tegantur: ut incalceati perpetuo fusi<text:line-break/>dio dormiant; humi cubantes. At enim i<text:span text:style-name="Default_20_Paragraph_20_Font"><text:span text:style-name="T13">n</text:span></text:span> his omnibus<text:line-break/>pueris nuper natis sunt imbecilliores. Qua ta<text:span text:style-name="Default_20_Paragraph_20_Font"><text:span text:style-name="T1">n</text:span></text:span>dem igi-<text:line-break/>tur m re roboris siti specimen edent ? aut unde sibi pla-<text:line-break/>cebunt et cristas erigenti Non sane in hoc, quod co-<text:line-break/>riarios, fabros, domorum aedificatores vel in palaestra<text:line-break/>desierant, vel in stadio. fortassis itaque in hoc, quod<text:line-break/>tota die pulverescunt , merito sibi gloriandum putabunt.</text:p>
      <text:p text:style-name="P3">Verum ista laus adest et coturnicibus et perdicibus,<text:line-break/>siquidem par est., ut hinc tollant cristas , quod .toto die<text:line-break/>Into laventur. Sed age, per Iovem, Milo ille Crotonia-<text:line-break/>tes sublatum in humeros unum ex immolatis tauris olim<text:line-break/>per stadium bajulavit. o insignem dementiam istorutn,<text:line-break/>qui ne hoc quidem intelligunt, quod paulo ante idem<text:line-break/>corpus rivi anim<text:span text:style-name="T13">a</text:span><text:span text:style-name="Default_20_Paragraph_20_Font"><text:span text:style-name="T13">n</text:span></text:span><text:span text:style-name="T13">tis ge</text:span>starit illius anima; multcque<text:line-break/>sane minore labore portavit, quam Milo. Nam et cur-<text:line-break/>rere poterat , cum gestaret : attamen ea nullius erat pretii,<text:line-break/>quemadmodum nec Milonis anima. Declaravit autem et<text:line-break/>exitus hominis, quam nihil habuerit mentis. Cum enim<text:line-break/>aliquando conspiceret adolescentem cuneis immissis sin-<text:line-break/>dentem ligna, illum quidem irrisum submovit: ipse nun<text:line-break/>alio urus instrumento quam suis ipsius manibus, aulai<text:line-break/>est lignum deducere: mox, quidquid habebat roboris, ia<text:line-break/>primo impetu colligens, diduxit arboris partes. Interim<text:line-break/>elapsis cuneis, cum reliquam arboris partem diducere nun<text:line-break/>posset, diu quidem obnixus est, tandem victus non po-</text:p>
      <text:p text:style-name="P3">tuit educere manus, sed a trunci partibus in se co<text:span text:style-name="Default_20_Paragraph_20_Font"><text:span text:style-name="T6">ë</text:span></text:span>no-<text:line-break/>tibus comprehensae , primum ipsae quidem contritae<text:line-break/>sunt, mox et Miloni miserandi exitii fuere causa. Plu-<text:line-break/>rhnum igitur illi profuit in hoc, ne quid mali patere-<text:line-break/>tur, lu stadio gestare taurum morinum. An Graecorum<text:line-break/>rempublicam fervere potuisset id temporis, cum ad-<text:line-break/>vertus barbarum bellum gerebant, Milonis vis, quam<text:line-break/>lu gestando tauro declaravit, potius quam Themistoclis<text:line-break/>sapientia, qui primum recte interpretatus est oraculum,<text:line-break/>delude bellum, quemadmodum oportebat, gessit.</text:p>
      <text:p text:style-name="Normal"><text:span text:style-name="Default_20_Paragraph_20_Font"><text:span text:style-name="T1">Unicum enim consilium pruden</text:span></text:span><text:span text:style-name="T1">s </text:span><text:span text:style-name="Default_20_Paragraph_20_Font"><text:span text:style-name="T1">multas superat man</text:span></text:span><text:span text:style-name="T1">us,<text:line-break/>C</text:span><text:span text:style-name="Default_20_Paragraph_20_Font"><text:span text:style-name="T1">aeterum inscitia c</text:span></text:span><text:span text:style-name="T1">um </text:span><text:span text:style-name="Default_20_Paragraph_20_Font"><text:span text:style-name="T1">armi</text:span></text:span><text:span text:style-name="T1">s </text:span><text:span text:style-name="Default_20_Paragraph_20_Font"><text:span text:style-name="T1">pejor est q</text:span></text:span><text:span text:style-name="T1">u</text:span><text:span text:style-name="Default_20_Paragraph_20_Font"><text:span text:style-name="T1">ovis malo.</text:span></text:span></text:p>
      <text:p text:style-name="Normal">Arbitror itaque jam perspicue declaratum , athletarum<text:line-break/>exercitationem nihil utilitatis afferre ad vitae functiones.<text:line-break/>Caeterum quod nec lu ipsis, quibus exe<text:span text:style-name="Default_20_Paragraph_20_Font"><text:span text:style-name="T13">r</text:span></text:span><text:span text:style-name="T13">ce</text:span>ntur, ullius<text:line-break/>pretii sint, cognoscetis, si vobis retulero fabulam illam,<text:line-break/>quam vir quidam non inelegans epico carmine ornavit.</text:p>
      <text:p text:style-name="P3">Est autem hujusmodi: ,, Si loris voluntate cunctis ari-<text:line-break/>ruentibus consensus ac societas contingeret in degenda<text:line-break/>vita , ut lu Olympia praeco non solum homines ad cer.<text:line-break/>tamen vocaret, sed omnibus etiam animalibus permitte-<text:line-break/>ret ad unum venire. stadium, nullus, opinor, hominum<text:line-break/>coronaretur. In eo enim certamine, in quo curias ai<text:line-break/>viginti tria stadia porrigitur,<text:span text:style-name="Default_20_Paragraph_20_Font"><text:span text:style-name="T1"> </text:span></text:span>unde et <text:span text:style-name="Default_20_Paragraph_20_Font"><text:span text:style-name="T10">δολιχὸν</text:span></text:span><text:span text:style-name="Default_20_Paragraph_20_Font"><text:span text:style-name="T8"> </text:span></text:span>appellant,<text:line-break/>equus, inquit, longe superabit: lu cursu vero breviore,<text:line-break/>qui non ultra stadium profertur, lepus feret praemium.<text:line-break/>Caeterum in diaulo, in quo clusus ac recursus da-<text:line-break/>plicat stadium ; primas feret caprea Neque quisquam<text:line-break/>hominum in aliquo numero futurus est cursu pedum.<text:line-break/>o leves exercitationes vestras, <text:span text:style-name="Default_20_Paragraph_20_Font"><text:span text:style-name="T10">ἄθλιοι</text:span></text:span><text:span text:style-name="Default_20_Paragraph_20_Font"><text:span text:style-name="T8">, </text:span></text:span>id est, miseri<text:line-break/>viri ! lino ne Herculis quidem posterorum quisquam ele-<text:line-break/>phanto aut leone robustior apparebit. Arbitror autem<text:line-break/>futurum; ut in pugilum certamlue taurus coronam laturus<text:line-break/>sit. Et asinus, inquit, si velit calcibus contendere, ec-<text:line-break/>ronam auferet. Et in historia variorum eventuum scribere-<text:line-break/>tur, quod asinus in pancratio aliquando vicerit vicos. <text:span text:style-name="Default_20_Paragraph_20_Font"><text:span text:style-name="T1">Erat</text:span></text:span><text:line-break/><text:span text:style-name="Default_20_Paragraph_20_Font"><text:span text:style-name="T1">autem Olympias prima ac vigesima, cum vinceret ruditer.</text:span></text:span></text:p>
      <text:p text:style-name="P3">Admodum venusta fabula haec declarat, robur athle-<text:line-break/>ticum non esse de numero eorum, quibus homines decet<text:line-break/>exerceri. Atqui si ne robore quidem antecellunt ani-<text:line-break/>mantibus athletae, quodnam ex caeteris bonis sibi vin-<text:line-break/>dicabunt ?</text:p>
      <text:h text:style-name="Heading_20_2" text:outline-level="2">Cap. XIV.</text:h>
      <text:p text:style-name="P5"><text:s/>Quod si quis dicat voluptatem corporis<text:line-break/>inter bona numerandum , ne hujus quidem compotes furat,<text:line-break/>neque quum exercentur, neque postquam ab exercita-<text:line-break/>tione discesserint: quandoquidem, dum exercent athletis<text:line-break/>cam, in laboribus ac miserus agunt, non tantum ob<text:line-break/>exercitia, verum etiam ob id, quod coguntur ad edaci-<text:line-break/>tatem. Quod si contigerit eos ah arte missionem acci-<text:line-break/>pere, plerisque cor<text:span text:style-name="Default_20_Paragraph_20_Font"><text:span text:style-name="T1">p</text:span></text:span>oris membris mutili sunt ac debiles.<text:line-break/>Ergo fortassis inde gloriantur, quod prae caeteris pluri-<text:line-break/>mum colligunt et coacervant pecuniarum. Atqui, videre<text:line-break/>licet istos omnes aere alieno obstrictos, non solum id<text:line-break/>temporis, quo exerc<text:span text:style-name="T13">e</text:span><text:span text:style-name="Default_20_Paragraph_20_Font"><text:span text:style-name="T13">n</text:span></text:span><text:span text:style-name="T13">t art</text:span>em athleticam, verum etiam<text:line-break/>cum ab ea dimissi sunt, nihilo invenias athletam ditio-<text:line-break/>rem quovis viri divitis oeconomo. Quamquam ne id</text:p>
      <text:p text:style-name="P3"><text:span text:style-name="T13">quidem per se praeclarum est ex artu parare divitias, sed<text:line-break/>talem potius artem si</text:span><text:span text:style-name="Default_20_Paragraph_20_Font"><text:span text:style-name="T13">t</text:span></text:span><text:span text:style-name="T13">ire, qua</text:span>e fracta nari simul cum domi-<text:line-break/>no enatet e naufragio. Quod quidem nec his contingit, qui<text:line-break/>res procurant elicitum, neque publicanis neque negotia-<text:line-break/>toribus, et tamen hi maxime nitescunt e suis artibus.<text:line-break/>Caeterum si pereant illis pecuniae , simul et perit nego-<text:line-break/>tiatio, ad quam opus quidem habent aliqua forte pecu-<text:line-break/>niae. Caeterum si haec defit, non possunt instaurare pn-<text:line-break/>stinam negotiationem. Nemo enim iis mutuum credit<text:line-break/>absque pignoribus et hypothecis. Proinde si quis vestras:<text:line-break/>studet viam rationemque invenire ad parandas pecunia.<text:line-break/>et tutam, nec infamem, ars aliqua exercenda est per<text:line-break/>omnem vitam permansura. Porro cum prima divisione<text:line-break/>in geminum discrimen artes d<text:span text:style-name="T13">is</text:span><text:span text:style-name="Default_20_Paragraph_20_Font"><text:span text:style-name="T13">t</text:span></text:span><text:span text:style-name="T13">r</text:span>ibuantur: quaedam enim.<text:line-break/>ex his ratione constant, suntque liberales et honestae;<text:line-break/>quaedam contra illiberales, quod corporis laboribus coa-<text:line-break/>stent, quas sedentarias ac manuarias vocant: praestituit<text:line-break/>ex illo priore genere quampiam discere: nam posterius<text:line-break/>illud genus destituere solet senectute gravatos artifice<text:span text:style-name="Default_20_Paragraph_20_Font"><text:span text:style-name="T1">s.</text:span></text:span></text:p>
      <text:p text:style-name="P3">Prioris autem generis sunt Medicina, Rhetorica, Mu-<text:line-break/>sica, Geometria et Arithmetica, Dialectica, Astrono-<text:line-break/>mia , Grammatica ac Legum prudentia. Adde his,<text:line-break/>si velis, fingendi pingendique artificium : quamquam<text:line-break/>enim haec manuum constant opera, tamen earum exer-<text:line-break/>citatio non eget robore juvenili. Ex his igitur artibus<text:line-break/>aliquam deligere convenit, et exercere iuventutem, cui<text:line-break/>meus non sit omnino hebes ac rudis; vel barum potius<text:line-break/>optimam, quae quidem mea sententia est ars medendi.<text:line-break/>Hoc autem deinceps nobis erit demonstrandum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</dc:title>
    <dc:subject/>
    <meta:initial-creator>Galien</meta:initial-creator>
    <meta:creation-date>2022-11-08T17:46:00Z</meta:creation-date>
    <dc:date>2022-11-08T20:30:47.971000000</dc:date>
    <meta:editing-cycles>5</meta:editing-cycles>
    <meta:editing-duration>PT58M52S</meta:editing-duration>
    <meta:document-statistic meta:table-count="0" meta:image-count="0" meta:object-count="0" meta:page-count="39" meta:paragraph-count="109" meta:word-count="5426" meta:character-count="36297" meta:non-whitespace-character-count="30964"/>
    <meta:template xlink:type="simple" xlink:actuate="onRequest" xlink:title="" xlink:href="Normal.dotm"/>
  </office:meta>
</office:document-meta>
</file>